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leConstructorArgsDummyFactory.MultipleConstructorArgsDummyFactory( String string , Integer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ConstructorArgsDummyFactory.MultipleConstructorArgsDummyFactory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ConstructorArgsDummyFactory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